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shadow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left" draw:textarea-vertical-align="top" draw:auto-grow-height="false"/>
    </style:style>
    <style:style style:name="gr3" style:family="graphic" style:parent-style-name="objectwithshadow">
      <style:graphic-properties draw:textarea-vertical-align="middle" draw:auto-grow-height="false"/>
    </style:style>
    <style:style style:name="gr4" style:family="graphic" style:parent-style-name="standard">
      <style:graphic-properties draw:stroke="none" svg:stroke-color="#000000" draw:marker-end="Symmetric_20_Arrow" draw:fill="none" draw:fill-color="#ffffff" fo:min-height="0.381cm"/>
    </style:style>
    <style:style style:name="gr5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6" style:family="graphic" style:parent-style-name="standard">
      <style:graphic-properties draw:marker-end="Symmetric_20_Arrow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marker-end="Symmetric_20_Arrow" draw:fill="none" draw:fill-color="#ffffff" fo:min-height="1.782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62cm"/>
    </style:style>
    <style:style style:name="gr13" style:family="graphic" style:parent-style-name="standard">
      <style:graphic-properties draw:stroke="none" svg:stroke-color="#000000" draw:fill="none" draw:fill-color="#ffffff" fo:min-height="4.703cm"/>
    </style:style>
    <style:style style:name="gr14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5" style:family="graphic" style:parent-style-name="standard">
      <style:graphic-properties draw:textarea-vertical-align="middle" draw:auto-grow-height="false"/>
    </style:style>
    <style:style style:name="gr16" style:family="graphic" style:parent-style-name="standard">
      <style:graphic-properties draw:stroke="none" svg:stroke-color="#000000" draw:marker-end="Symmetric_20_Arrow" draw:fill="none" draw:fill-color="#ffffff" fo:min-height="0.889cm"/>
    </style:style>
    <style:style style:name="gr17" style:family="graphic" style:parent-style-name="standard">
      <style:graphic-properties draw:marker-end="Symmetric_20_Arrow" draw:textarea-horizontal-align="left" draw:textarea-vertical-align="top" draw:auto-grow-height="false"/>
    </style:style>
    <style:style style:name="gr18" style:family="graphic" style:parent-style-name="standard">
      <style:graphic-properties draw:stroke="none" svg:stroke-color="#000000" draw:marker-end="Symmetric_20_Arrow" draw:fill="none" draw:fill-color="#ffffff" fo:min-height="1.273cm"/>
    </style:style>
    <style:style style:name="gr19" style:family="graphic" style:parent-style-name="standard">
      <style:graphic-properties draw:stroke="none" svg:stroke-color="#000000" draw:fill="none" draw:fill-color="#ffffff" fo:min-height="0.635cm"/>
    </style:style>
    <style:style style:name="gr20" style:family="graphic" style:parent-style-name="standard">
      <style:graphic-properties draw:stroke="none" svg:stroke-color="#000000" draw:fill="none" draw:fill-color="#ffffff" fo:min-height="0.766cm"/>
    </style:style>
    <style:style style:name="gr21" style:family="graphic" style:parent-style-name="standard">
      <style:graphic-properties draw:stroke="none" svg:stroke-color="#000000" draw:marker-end="Symmetric_20_Arrow" draw:fill="none" draw:fill-color="#ffffff" fo:min-height="0.127cm"/>
    </style:style>
    <style:style style:name="gr22" style:family="graphic" style:parent-style-name="standard">
      <style:graphic-properties draw:stroke="none" svg:stroke-color="#000000" draw:fill="none" draw:fill-color="#ffffff" fo:min-height="2.54cm"/>
    </style:style>
    <style:style style:name="gr23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508cm"/>
    </style:style>
    <style:style style:name="gr25" style:family="graphic" style:parent-style-name="standard">
      <style:graphic-properties draw:stroke="none" svg:stroke-color="#000000" draw:fill="none" draw:fill-color="#ffffff" fo:min-height="5.21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start"/>
      <style:text-properties fo:font-size="14pt" fo:text-shadow="none" fo:font-weight="bold" style:font-size-asian="14pt" style:font-weight-asian="bold" style:font-size-complex="14pt" style:font-weight-complex="bold"/>
    </style:style>
    <style:style style:name="P10" style:family="paragraph"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style:text-properties fo:font-size="9pt" style:font-size-asian="9pt" style:font-size-complex="9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font-size="12pt" fo:font-style="normal" fo:text-shadow="none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fo:margin-top="0cm" fo:margin-bottom="0cm" fo:text-align="center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text-shadow="none" fo:font-weight="bold" style:font-size-asian="14pt" style:font-weight-asian="bold" style:font-size-complex="14pt" style:font-weight-complex="bold"/>
    </style:style>
    <style:style style:name="T2" style:family="text">
      <style:text-properties fo:font-size="10pt" fo:text-shadow="none" fo:font-weight="normal" style:font-size-asian="10pt" style:font-weight-asian="normal" style:font-size-complex="10pt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12pt" fo:font-style="normal" fo:text-shadow="none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764cm" svg:height="13.306cm" svg:x="1.889cm" svg:y="10.173cm">
          <text:p text:style-name="P1"><text:span text:style-name="T1">GIS Query Node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767.591724933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9.017cm" svg:height="10.795cm" svg:x="6.334cm" svg:y="12.507cm">
          <text:p text:style-name="P3">(EZQ::Job_Breaker wrapper)</text:p>
          <draw:enhanced-geometry svg:viewBox="0 0 21600 21600" draw:path-stretchpoint-x="10800" draw:path-stretchpoint-y="10800" draw:text-areas="?f3 ?f4 ?f5 ?f6" draw:type="round-rectangle" draw:modifiers="1035.82822085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8" draw:id="id8" draw:layer="layout" svg:width="7.493cm" svg:height="1.07cm" svg:x="7.116cm" svg:y="21.903cm">
          <text:p text:style-name="P3">Send message with Task IDs to Report Gen Queue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7.239cm" svg:height="1.2cm" svg:x="7.235cm" svg:y="18.018cm">
          <text:p text:style-name="P3">Send each Task to Task Queue. Keep copy of each Task and Task ID</text:p>
          <text:p text:style-name="P3"><text:span text:style-name="T3">(Task includes name of result queue to use)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controls" svg:width="13.178cm" svg:height="0.878cm" svg:x="5.102cm" svg:y="1.154cm">
          <draw:text-box>
            <text:p><text:span text:style-name="T4">Modified workflow #1 for 6k worker case</text:span></text:p>
          </draw:text-box>
        </draw:frame>
        <draw:connector draw:style-name="gr5" draw:text-style-name="P3" draw:layer="controls" svg:x1="14.474cm" svg:y1="18.618cm" svg:x2="15.853cm" svg:y2="24.366cm" draw:start-shape="id1" draw:start-glue-point="1" draw:end-shape="id2" draw:end-glue-point="4" svg:d="m14474 18618h1379v5748">
          <text:p/>
        </draw:connector>
        <draw:custom-shape draw:style-name="gr6" draw:text-style-name="P3" xml:id="id9" draw:id="id9" draw:layer="layout" svg:width="7.239cm" svg:height="1.397cm" svg:x="7.209cm" svg:y="6.294cm">
          <text:p text:style-name="P3">Job is generated and placed into Job Queu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3" xml:id="id5" draw:id="id5" draw:layer="layout" svg:width="7.62cm" svg:height="1.065cm" svg:x="7.032cm" svg:y="10.683cm">
          <text:p text:style-name="P3">Get job from Job Queu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5" draw:layer="layout" svg:width="18.034cm" svg:height="2.147cm" svg:x="1.762cm" svg:y="2.216cm">
          <draw:text-box>
            <text:p><text:span text:style-name="T5">This workflow replaces direct network connections with queues, and uses processes wrapped inside an EZQ::Processor to handle queued messages. The queuing provides task/job/etc. persistence in the case of node failures, as well as allowing easy scaling via running multiple instances of GIS Query Node and Report Handlers.</text:span></text:p>
          </draw:text-box>
        </draw:frame>
        <draw:custom-shape draw:style-name="gr8" draw:text-style-name="P6" xml:id="id3" draw:id="id3" draw:layer="layout" svg:width="1.016cm" svg:height="0.884cm" svg:x="15.361cm" svg:y="26.001cm">
          <text:p text:style-name="P3"><text:span text:style-name="T6">TQ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3" draw:layer="layout" draw:type="line" svg:x1="15.853cm" svg:y1="25.77cm" svg:x2="15.869cm" svg:y2="26.001cm" draw:start-shape="id2" draw:start-glue-point="6" draw:end-shape="id3" draw:end-glue-point="4" svg:d="m15853 25770 16 231">
          <text:p/>
        </draw:connector>
        <draw:connector draw:style-name="gr10" draw:text-style-name="P3" draw:layer="layout" svg:x1="10.833cm" svg:y1="9.889cm" svg:x2="10.842cm" svg:y2="10.683cm" draw:start-shape="id4" draw:start-glue-point="6" draw:end-shape="id5" draw:end-glue-point="4" svg:d="m10833 9889v457h9v337">
          <text:p/>
        </draw:connector>
        <draw:custom-shape draw:style-name="gr3" draw:text-style-name="P3" xml:id="id14" draw:id="id14" draw:layer="layout" svg:width="7.493cm" svg:height="1.07cm" svg:x="7.096cm" svg:y="13.384cm">
          <text:p text:style-name="P3">Create unique result queue based on Job ID</text:p>
          <draw:enhanced-geometry svg:viewBox="0 0 21600 21600" draw:type="rectangle" draw:enhanced-path="M 0 0 L 21600 0 21600 21600 0 21600 0 0 Z N"/>
        </draw:custom-shape>
        <draw:custom-shape draw:style-name="gr8" draw:text-style-name="P6" xml:id="id7" draw:id="id7" draw:layer="layout" svg:width="1.4cm" svg:height="0.884cm" svg:x="5.202cm" svg:y="25.995cm">
          <text:p text:style-name="P3"><text:span text:style-name="T6">RGQ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3" draw:layer="layout" draw:type="line" svg:x1="5.913cm" svg:y1="25.764cm" svg:x2="5.902cm" svg:y2="25.995cm" draw:start-shape="id6" draw:start-glue-point="6" draw:end-shape="id7" draw:end-glue-point="4" svg:d="m5913 25764-11 231">
          <text:p/>
        </draw:connector>
        <draw:connector draw:style-name="gr11" draw:text-style-name="P3" draw:layer="layout" draw:line-skew="0.066cm" svg:x1="10.862cm" svg:y1="22.973cm" svg:x2="5.913cm" svg:y2="24.36cm" draw:start-shape="id8" draw:start-glue-point="2" draw:end-shape="id6" draw:end-glue-point="4" svg:d="m10862 22973v760h-4949v627">
          <text:p/>
        </draw:connector>
        <draw:custom-shape draw:style-name="gr8" draw:text-style-name="P7" xml:id="id4" draw:id="id4" draw:layer="layout" svg:width="9.144cm" svg:height="1.524cm" svg:x="6.261cm" svg:y="8.485cm">
          <text:p text:style-name="P3"><text:span text:style-name="T7">Job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1" draw:text-style-name="P3" draw:layer="layout" draw:type="line" svg:x1="10.829cm" svg:y1="7.691cm" svg:x2="10.833cm" svg:y2="8.485cm" draw:start-shape="id9" draw:start-glue-point="6" draw:end-shape="id4" draw:end-glue-point="4" svg:d="m10829 7691 4 794">
          <text:p/>
        </draw:connector>
        <draw:custom-shape draw:style-name="gr8" draw:text-style-name="P7" xml:id="id2" draw:id="id2" draw:layer="layout" svg:width="9.144cm" svg:height="1.524cm" svg:x="11.281cm" svg:y="24.366cm">
          <text:p text:style-name="P3"><text:span text:style-name="T7">Task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7" xml:id="id6" draw:id="id6" draw:layer="layout" svg:width="9.144cm" svg:height="1.524cm" svg:x="1.341cm" svg:y="24.36cm">
          <text:p text:style-name="P3"><text:span text:style-name="T7">Report Gen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2" draw:layer="layout" svg:width="17.78cm" svg:height="1.673cm" svg:x="2.397cm" svg:y="4.46cm">
          <draw:text-box>
            <text:p><text:span text:style-name="T8">A</text:span> <text:s text:c="9"/><text:span text:style-name="T8">B</text:span> indicates B pulls data from A.</text:p>
            <text:p><text:span text:style-name="T8">A</text:span> <text:s text:c="9"/><text:span text:style-name="T8">B</text:span> indicates A pushes data to B.</text:p>
            <text:p><text:span text:style-name="T8">A</text:span><text:span text:style-name="T6"> <text:s text:c="9"/></text:span><text:span text:style-name="T8">B</text:span><text:span text:style-name="T9"> indicates flow of execution sequence from A to B.</text:span></text:p>
          </draw:text-box>
        </draw:frame>
        <draw:line draw:style-name="gr10" draw:text-style-name="P3" draw:layer="layout" svg:x1="2.83cm" svg:y1="4.789cm" svg:x2="3.719cm" svg:y2="4.789cm">
          <text:p/>
        </draw:line>
        <draw:frame draw:style-name="gr13" draw:layer="layout" svg:width="4.064cm" svg:height="4.953cm" svg:x="2.524cm" svg:y="11.826cm">
          <draw:text-box>
            <text:p>This workflow can accommodate multiple GIS Query Nodes. Job-to-Node mapping is 1:1 in the sense that a single job is <text:span text:style-name="T6">not</text:span> split up into smaller pieces handled by different Nodes.</text:p>
          </draw:text-box>
        </draw:frame>
        <draw:custom-shape draw:style-name="gr8" draw:text-style-name="P3" xml:id="id15" draw:id="id15" draw:layer="layout" svg:width="7.62cm" svg:height="1.016cm" svg:x="7.019cm" svg:y="15.194cm">
          <text:p text:style-name="P3">Pre-Grid (see p. 4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14" draw:text-style-name="P3" draw:layer="layout" svg:x1="2.982cm" svg:y1="5.272cm" svg:x2="3.871cm" svg:y2="5.272cm">
          <text:p/>
        </draw:line>
        <draw:line draw:style-name="gr11" draw:text-style-name="P3" draw:layer="layout" svg:x1="3.007cm" svg:y1="5.749cm" svg:x2="3.896cm" svg:y2="5.749cm">
          <text:p/>
        </draw:line>
        <draw:custom-shape draw:style-name="gr8" draw:text-style-name="P3" xml:id="id10" draw:id="id10" draw:layer="layout" svg:width="2.032cm" svg:height="1.778cm" svg:x="3.794cm" svg:y="16.505cm">
          <text:p text:style-name="P3">push_fil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3" xml:id="id11" draw:id="id11" draw:layer="layout" svg:width="7.493cm" svg:height="1.07cm" svg:x="7.096cm" svg:y="16.667cm">
          <text:p text:style-name="P3">Push file to S3</text:p>
          <draw:enhanced-geometry svg:viewBox="0 0 21600 21600" draw:type="rectangle" draw:enhanced-path="M 0 0 L 21600 0 21600 21600 0 21600 0 0 Z N"/>
        </draw:custom-shape>
        <draw:custom-shape draw:style-name="gr8" draw:text-style-name="P3" xml:id="id12" draw:id="id12" draw:layer="layout" svg:width="1.372cm" svg:height="2.159cm" svg:x="18.932cm" svg:y="15.858cm">
          <text:p text:style-name="P3">S3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4" draw:text-style-name="P3" draw:layer="layout" draw:type="curve" svg:x1="5.826cm" svg:y1="17.394cm" svg:x2="7.096cm" svg:y2="17.202cm" draw:start-shape="id10" draw:start-glue-point="10" draw:end-shape="id11" draw:end-glue-point="3" svg:d="m5826 17394c952 0 318-192 1270-192">
          <text:p/>
        </draw:connector>
        <draw:connector draw:style-name="gr14" draw:text-style-name="P3" draw:layer="layout" draw:type="curve" svg:x1="14.589cm" svg:y1="17.202cm" svg:x2="18.932cm" svg:y2="16.938cm" draw:start-shape="id11" draw:start-glue-point="1" draw:end-shape="id12" draw:end-glue-point="6" svg:d="m14589 17202c3256 0 1085-264 4343-264">
          <text:p/>
        </draw:connector>
        <draw:connector draw:style-name="gr11" draw:text-style-name="P3" draw:layer="layout" draw:type="line" svg:x1="10.842cm" svg:y1="11.748cm" svg:x2="10.842cm" svg:y2="12.507cm" draw:start-shape="id5" draw:start-glue-point="6" draw:end-shape="id13" svg:d="m10842 11748v759">
          <text:p/>
        </draw:connector>
        <draw:connector draw:style-name="gr11" draw:text-style-name="P3" draw:layer="layout" draw:type="line" svg:x1="10.842cm" svg:y1="14.454cm" svg:x2="10.829cm" svg:y2="15.194cm" draw:start-shape="id14" draw:start-glue-point="2" draw:end-shape="id15" draw:end-glue-point="0" svg:d="m10842 14454-13 740">
          <text:p/>
        </draw:connector>
        <draw:custom-shape draw:style-name="gr8" draw:text-style-name="P3" xml:id="id16" draw:id="id16" draw:layer="layout" svg:width="2.678cm" svg:height="2.386cm" svg:x="3.105cm" svg:y="18.807cm">
          <text:p text:style-name="P3">enqueue_msg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4" draw:text-style-name="P3" draw:layer="layout" draw:type="curve" svg:x1="5.783cm" svg:y1="20cm" svg:x2="7.235cm" svg:y2="18.618cm" draw:start-shape="id16" draw:start-glue-point="10" draw:end-shape="id1" draw:end-glue-point="3" svg:d="m5783 20000c1089 0 363-1382 1452-1382">
          <text:p/>
        </draw:connector>
        <draw:custom-shape draw:style-name="gr3" draw:text-style-name="P8" xml:id="id17" draw:id="id17" draw:layer="layout" svg:width="7.239cm" svg:height="1.186cm" svg:x="7.236cm" svg:y="19.88cm">
          <text:p text:style-name="P3"><text:span text:style-name="T10">When Pre-Grid process exits, enqueue each Task K more times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14.475cm" svg:y1="20.473cm" svg:x2="15.853cm" svg:y2="24.366cm" draw:start-shape="id17" draw:start-glue-point="1" draw:end-shape="id2" draw:end-glue-point="4" svg:d="m14475 20473h1378v3893">
          <text:p/>
        </draw:connector>
        <draw:connector draw:style-name="gr11" draw:text-style-name="P3" draw:layer="layout" draw:type="line" svg:x1="10.854cm" svg:y1="19.218cm" svg:x2="10.855cm" svg:y2="19.88cm" draw:start-shape="id1" draw:start-glue-point="2" draw:end-shape="id17" draw:end-glue-point="0" svg:d="m10854 19218 1 662">
          <text:p/>
        </draw:connector>
        <draw:connector draw:style-name="gr11" draw:text-style-name="P3" draw:layer="layout" draw:type="line" svg:x1="10.855cm" svg:y1="21.066cm" svg:x2="10.862cm" svg:y2="21.903cm" draw:start-shape="id17" draw:start-glue-point="2" draw:end-shape="id8" draw:end-glue-point="0" svg:d="m10855 21066 7 837">
          <text:p/>
        </draw:connector>
      </draw:page>
      <draw:page draw:name="page2" draw:style-name="dp1" draw:master-page-name="Default">
        <draw:custom-shape draw:style-name="gr1" draw:text-style-name="P9" draw:layer="layout" svg:width="8.001cm" svg:height="6.363cm" svg:x="1.635cm" svg:y="10.454cm">
          <text:p text:style-name="P1"><text:span text:style-name="T1">Worker 0 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1568.90729531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19" draw:id="id19" draw:layer="layout" svg:width="3.992cm" svg:height="0.919cm" svg:x="3.713cm" svg:y="13.623cm">
          <text:p text:style-name="P3">Process task</text:p>
          <draw:enhanced-geometry svg:viewBox="0 0 21600 21600" draw:type="rectangle" draw:enhanced-path="M 0 0 L 21600 0 21600 21600 0 21600 0 0 Z N"/>
        </draw:custom-shape>
        <draw:custom-shape draw:style-name="gr15" draw:text-style-name="P3" xml:id="id20" draw:id="id20" draw:layer="layout" svg:width="5.135cm" svg:height="1.312cm" svg:x="3.152cm" svg:y="15.182cm">
          <text:p text:style-name="P3">Store results file(s) in S3 and send results message to specified Results 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18" draw:id="id18" draw:layer="layout" svg:width="4.064cm" svg:height="1.016cm" svg:x="3.686cm" svg:y="11.978cm">
          <text:p text:style-name="P3">Get task from Task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3" draw:layer="layout" draw:type="line" svg:x1="5.718cm" svg:y1="12.994cm" svg:x2="5.709cm" svg:y2="13.623cm" draw:start-shape="id18" draw:start-glue-point="6" draw:end-shape="id19" draw:end-glue-point="0" svg:d="m5718 12994-9 629">
          <text:p/>
        </draw:connector>
        <draw:connector draw:style-name="gr11" draw:text-style-name="P3" draw:layer="layout" draw:type="line" svg:x1="5.709cm" svg:y1="14.542cm" svg:x2="5.719cm" svg:y2="15.182cm" draw:start-shape="id19" draw:start-glue-point="2" draw:end-shape="id20" draw:end-glue-point="0" svg:d="m5709 14542 10 640">
          <text:p/>
        </draw:connector>
        <draw:custom-shape draw:style-name="gr1" draw:text-style-name="P9" draw:layer="layout" svg:width="8.001cm" svg:height="6.363cm" svg:x="11.836cm" svg:y="10.454cm">
          <text:p text:style-name="P1"><text:span text:style-name="T1">Worker N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1323.004251299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22" draw:id="id22" draw:layer="layout" svg:width="3.992cm" svg:height="0.919cm" svg:x="13.914cm" svg:y="13.623cm">
          <text:p text:style-name="P3">Process task</text:p>
          <draw:enhanced-geometry svg:viewBox="0 0 21600 21600" draw:type="rectangle" draw:enhanced-path="M 0 0 L 21600 0 21600 21600 0 21600 0 0 Z N"/>
        </draw:custom-shape>
        <draw:custom-shape draw:style-name="gr15" draw:text-style-name="P3" xml:id="id23" draw:id="id23" draw:layer="layout" svg:width="5.135cm" svg:height="1.312cm" svg:x="13.353cm" svg:y="15.182cm">
          <text:p text:style-name="P3">Store results file(s) in S3 and send results message to specified Results Queue</text:p>
          <draw:enhanced-geometry svg:viewBox="0 0 21600 21600" draw:type="rectangle" draw:enhanced-path="M 0 0 L 21600 0 21600 21600 0 21600 0 0 Z N"/>
        </draw:custom-shape>
        <draw:custom-shape draw:style-name="gr15" draw:text-style-name="P3" xml:id="id21" draw:id="id21" draw:layer="layout" svg:width="4.064cm" svg:height="1.016cm" svg:x="13.887cm" svg:y="11.978cm">
          <text:p text:style-name="P3">Get task from Task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3" draw:layer="layout" draw:type="line" svg:x1="15.919cm" svg:y1="12.994cm" svg:x2="15.91cm" svg:y2="13.623cm" draw:start-shape="id21" draw:start-glue-point="6" draw:end-shape="id22" draw:end-glue-point="0" svg:d="m15919 12994-9 629">
          <text:p/>
        </draw:connector>
        <draw:connector draw:style-name="gr11" draw:text-style-name="P3" draw:layer="layout" draw:type="line" svg:x1="15.91cm" svg:y1="14.542cm" svg:x2="15.92cm" svg:y2="15.182cm" draw:start-shape="id22" draw:start-glue-point="2" draw:end-shape="id23" draw:end-glue-point="0" svg:d="m15910 14542 10 640">
          <text:p/>
        </draw:connector>
        <draw:frame draw:style-name="gr16" draw:text-style-name="P10" draw:layer="layout" svg:width="1.27cm" svg:height="1.276cm" svg:x="9.939cm" svg:y="12.621cm">
          <draw:text-box>
            <text:p><text:span text:style-name="T11">...</text:span></text:p>
          </draw:text-box>
        </draw:frame>
        <draw:g>
          <draw:custom-shape draw:style-name="gr17" draw:text-style-name="P11" draw:layer="layout" svg:width="18.034cm" svg:height="4.831cm" svg:x="1.889cm" svg:y="1.376cm">
            <text:p text:style-name="P1"><text:span text:style-name="T7">Worker Manager </text:span></text:p>
            <text:p text:style-name="P1"><text:span text:style-name="T12">(Singleton Instanc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xml:id="id25" draw:id="id25" draw:layer="layout" svg:width="9.779cm" svg:height="1.064cm" svg:x="6.588cm" svg:y="2.778cm">
            <text:p text:style-name="P3">Inspect Task Queue size and start up workers as needed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8" draw:text-style-name="P12" draw:layer="layout" svg:width="17.272cm" svg:height="1.523cm" svg:x="2.27cm" svg:y="4.383cm">
            <draw:text-box>
              <text:p><text:span text:style-name="T13">This would request the approx. queue size every 60 (?) seconds, and start up an appropriate number of workers. This behavior could be accomplished without a dedicated Worker Manager node by using AutoScale on the Task Queue, but more complicated logic and tracking is possible with a dedicated node.</text:span></text:p>
            </draw:text-box>
          </draw:frame>
        </draw:g>
        <draw:custom-shape draw:style-name="gr8" draw:text-style-name="P6" xml:id="id24" draw:id="id24" draw:layer="layout" svg:width="1.397cm" svg:height="1.397cm" svg:x="10.217cm" svg:y="7.281cm">
          <text:p text:style-name="P3"><text:span text:style-name="T6">TQ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3" draw:layer="layout" svg:x1="10.217cm" svg:y1="7.98cm" svg:x2="6.588cm" svg:y2="3.31cm" draw:start-shape="id24" draw:start-glue-point="6" draw:end-shape="id25" draw:end-glue-point="5" svg:d="m10217 7980h-4156v-4670h527">
          <text:p/>
        </draw:connector>
        <draw:connector draw:style-name="gr10" draw:text-style-name="P3" draw:layer="layout" draw:type="curve" svg:x1="10.916cm" svg:y1="8.678cm" svg:x2="5.718cm" svg:y2="11.978cm" draw:start-shape="id24" draw:start-glue-point="8" draw:end-shape="id18" draw:end-glue-point="4" svg:d="m10916 8678c0 2475-5198 825-5198 3300">
          <text:p/>
        </draw:connector>
        <draw:connector draw:style-name="gr10" draw:text-style-name="P3" draw:layer="layout" draw:type="curve" svg:x1="10.916cm" svg:y1="8.678cm" svg:x2="15.919cm" svg:y2="11.978cm" draw:start-shape="id24" draw:start-glue-point="8" draw:end-shape="id21" svg:d="m10916 8678c0 2475 5003 825 5003 3300">
          <text:p/>
        </draw:connector>
        <draw:connector draw:style-name="gr11" draw:text-style-name="P3" draw:layer="layout" draw:type="curve" svg:x1="5.719cm" svg:y1="16.494cm" svg:x2="5.318cm" svg:y2="21.955cm" draw:start-shape="id20" draw:start-glue-point="2" draw:end-shape="id26" svg:d="m5719 16494c0 4096-401 1366-401 5461">
          <text:p/>
        </draw:connector>
        <draw:connector draw:style-name="gr11" draw:text-style-name="P3" draw:layer="layout" draw:type="curve" draw:line-skew="-0.032cm" svg:x1="15.92cm" svg:y1="16.494cm" svg:x2="5.318cm" svg:y2="21.955cm" draw:start-shape="id23" draw:start-glue-point="2" draw:end-shape="id26" svg:d="m15920 16494c0 4048-10602 1318-10602 5461">
          <text:p/>
        </draw:connector>
        <draw:frame draw:style-name="gr19" draw:text-style-name="P10" draw:layer="layout" svg:width="1.905cm" svg:height="1.276cm" svg:x="9.936cm" svg:y="21.772cm">
          <draw:text-box>
            <text:p><text:span text:style-name="T11">...</text:span></text:p>
          </draw:text-box>
        </draw:frame>
        <draw:frame draw:style-name="gr12" draw:layer="layout" svg:width="11.557cm" svg:height="1.827cm" svg:x="8.958cm" svg:y="19.505cm">
          <draw:text-box>
            <text:p>The results coming out of each worker which is working on the same Job will go to the same Results Queue. Task results for a different Job will go to a different Results Queue. This allows for multiple Jobs to be processed simultaneously, and for multiple Report Handlers to operate.</text:p>
          </draw:text-box>
        </draw:frame>
        <draw:custom-shape draw:style-name="gr8" draw:text-style-name="P6" xml:id="id27" draw:id="id27" draw:layer="layout" svg:width="1.397cm" svg:height="1.143cm" svg:x="4.627cm" svg:y="24.763cm">
          <text:p text:style-name="P3"><text:span text:style-name="T6">RQA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3" draw:layer="layout" draw:type="line" svg:x1="5.318cm" svg:y1="23.359cm" svg:x2="5.326cm" svg:y2="24.763cm" draw:start-shape="id26" draw:start-glue-point="6" draw:end-shape="id27" draw:end-glue-point="4" svg:d="m5318 23359 8 1404">
          <text:p/>
        </draw:connector>
        <draw:custom-shape draw:style-name="gr8" draw:text-style-name="P7" xml:id="id26" draw:id="id26" draw:layer="layout" svg:width="7.62cm" svg:height="1.524cm" svg:x="1.508cm" svg:y="21.955cm">
          <text:p text:style-name="P3"><text:span text:style-name="T7">Results Queue A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7" draw:layer="layout" svg:width="7.62cm" svg:height="1.524cm" svg:x="12.008cm" svg:y="21.955cm">
          <text:p text:style-name="P3"><text:span text:style-name="T7">Results Queue ZZZZZ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20" draw:layer="layout" svg:width="7.366cm" svg:height="1.039cm" svg:x="11.795cm" svg:y="8.62cm">
          <draw:text-box>
            <text:p>Worker Nodes will run in batches of 44 nodes on a single EC2 instance.</text:p>
          </draw:text-box>
        </draw:frame>
        <draw:custom-shape draw:style-name="gr8" draw:text-style-name="P3" xml:id="id28" draw:id="id28" draw:layer="layout" svg:width="1.372cm" svg:height="2.159cm" svg:x="10.017cm" svg:y="16.621cm">
          <text:p text:style-name="P3">S3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4" draw:text-style-name="P3" draw:layer="layout" draw:type="curve" svg:x1="8.287cm" svg:y1="15.838cm" svg:x2="10.017cm" svg:y2="17.701cm" draw:start-shape="id20" draw:start-glue-point="1" draw:end-shape="id28" draw:end-glue-point="6" svg:d="m8287 15838c1297 0 433 1863 1730 1863">
          <text:p/>
        </draw:connector>
        <draw:connector draw:style-name="gr14" draw:text-style-name="P3" draw:layer="layout" draw:type="curve" svg:x1="13.353cm" svg:y1="15.838cm" svg:x2="11.389cm" svg:y2="17.701cm" draw:start-shape="id23" draw:start-glue-point="3" draw:end-shape="id28" draw:end-glue-point="8" svg:d="m13353 15838c-1473 0-491 1863-1964 1863">
          <text:p/>
        </draw:connector>
      </draw:page>
      <draw:page draw:name="page3" draw:style-name="dp1" draw:master-page-name="Default">
        <draw:custom-shape draw:style-name="gr2" draw:text-style-name="P11" draw:layer="layout" svg:width="18.034cm" svg:height="17.907cm" svg:x="1.762cm" svg:y="4.175cm">
          <text:p text:style-name="P1"><text:span text:style-name="T7">Report Handler</text:span></text:p>
          <text:p text:style-name="P1"><text:span text:style-name="T12">(EZQ::Processor)</text:span></text:p>
          <draw:enhanced-geometry svg:viewBox="0 0 21600 21600" draw:path-stretchpoint-x="10800" draw:path-stretchpoint-y="10800" draw:text-areas="?f3 ?f4 ?f5 ?f6" draw:type="round-rectangle" draw:modifiers="971.311339062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9" draw:id="id29" draw:layer="layout" svg:width="9.906cm" svg:height="0.937cm" svg:x="6.408cm" svg:y="8.415cm">
          <text:p text:style-name="P3">Get task results from specified Results Queue</text:p>
          <draw:enhanced-geometry svg:viewBox="0 0 21600 21600" draw:type="rectangle" draw:enhanced-path="M 0 0 L 21600 0 21600 21600 0 21600 0 0 Z N"/>
        </draw:custom-shape>
        <draw:custom-shape draw:style-name="gr3" draw:text-style-name="P3" xml:id="id30" draw:id="id30" draw:layer="layout" svg:width="4.069cm" svg:height="2.103cm" svg:x="9.31cm" svg:y="10.529cm">
          <text:p text:style-name="P3">Have seen task results befor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1" draw:id="id31" draw:layer="layout" svg:width="4.953cm" svg:height="0.806cm" svg:x="8.867cm" svg:y="13.923cm">
          <text:p text:style-name="P3">Process Task Results</text:p>
          <draw:enhanced-geometry svg:viewBox="0 0 21600 21600" draw:type="rectangle" draw:enhanced-path="M 0 0 L 21600 0 21600 21600 0 21600 0 0 Z N"/>
        </draw:custom-shape>
        <draw:custom-shape draw:style-name="gr3" draw:text-style-name="P3" xml:id="id37" draw:id="id37" draw:layer="layout" svg:width="10.033cm" svg:height="0.843cm" svg:x="6.334cm" svg:y="6.753cm">
          <text:p text:style-name="P3">Create data structure to keep track of tasks for a report</text:p>
          <draw:enhanced-geometry svg:viewBox="0 0 21600 21600" draw:type="rectangle" draw:enhanced-path="M 0 0 L 21600 0 21600 21600 0 21600 0 0 Z N"/>
        </draw:custom-shape>
        <draw:custom-shape draw:style-name="gr3" draw:text-style-name="P3" xml:id="id32" draw:id="id32" draw:layer="layout" svg:width="3.405cm" svg:height="0.901cm" svg:x="14.878cm" svg:y="11.122cm">
          <text:p text:style-name="P3">Discard task results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1.361cm" svg:y1="9.352cm" svg:x2="11.344cm" svg:y2="10.529cm" draw:start-shape="id29" draw:start-glue-point="2" draw:end-shape="id30" draw:end-glue-point="4" svg:d="m11361 9352-17 1177">
          <text:p/>
        </draw:connector>
        <draw:connector draw:style-name="gr11" draw:text-style-name="P3" draw:layer="layout" draw:type="line" svg:x1="11.344cm" svg:y1="12.632cm" svg:x2="11.343cm" svg:y2="13.923cm" draw:start-shape="id30" draw:start-glue-point="6" draw:end-shape="id31" draw:end-glue-point="0" svg:d="m11344 12632-1 1291">
          <text:p/>
        </draw:connector>
        <draw:connector draw:style-name="gr11" draw:text-style-name="P3" draw:layer="layout" draw:type="line" svg:x1="13.379cm" svg:y1="11.581cm" svg:x2="14.878cm" svg:y2="11.572cm" draw:start-shape="id30" draw:start-glue-point="7" draw:end-shape="id32" draw:end-glue-point="3" svg:d="m13379 11581 1499-9">
          <text:p/>
        </draw:connector>
        <draw:custom-shape draw:style-name="gr3" draw:text-style-name="P3" xml:id="id33" draw:id="id33" draw:layer="layout" svg:width="4.064cm" svg:height="1.905cm" svg:x="9.286cm" svg:y="16.353cm">
          <text:p text:style-name="P3">Have we received all task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34" draw:id="id34" draw:layer="layout" svg:width="4.191cm" svg:height="1.508cm" svg:x="9.204cm" svg:y="19.685cm">
          <text:p text:style-name="P3">Finish Repo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3" draw:layer="layout" draw:type="line" svg:x1="11.318cm" svg:y1="18.258cm" svg:x2="11.3cm" svg:y2="19.685cm" draw:start-shape="id33" draw:start-glue-point="6" draw:end-shape="id34" draw:end-glue-point="4" svg:d="m11318 18258-18 1427">
          <text:p/>
        </draw:connector>
        <draw:frame draw:style-name="gr21" draw:text-style-name="P13" draw:layer="layout" svg:width="2.159cm" svg:height="0.645cm" svg:x="11.287cm" svg:y="12.846cm">
          <draw:text-box>
            <text:p><text:span text:style-name="T6">No</text:span></text:p>
          </draw:text-box>
        </draw:frame>
        <draw:frame draw:style-name="gr21" draw:text-style-name="P13" draw:layer="layout" svg:width="1.778cm" svg:height="0.645cm" svg:x="11.414cm" svg:y="18.416cm">
          <draw:text-box>
            <text:p><text:span text:style-name="T6">Yes</text:span></text:p>
          </draw:text-box>
        </draw:frame>
        <draw:frame draw:style-name="gr21" draw:text-style-name="P13" draw:layer="layout" svg:width="1.778cm" svg:height="0.645cm" svg:x="13.192cm" svg:y="10.904cm">
          <draw:text-box>
            <text:p><text:span text:style-name="T6">Yes</text:span></text:p>
          </draw:text-box>
        </draw:frame>
        <draw:frame draw:style-name="gr21" draw:text-style-name="P13" draw:layer="layout" svg:width="2.159cm" svg:height="0.645cm" svg:x="8.477cm" svg:y="16.657cm">
          <draw:text-box>
            <text:p><text:span text:style-name="T6">No</text:span></text:p>
          </draw:text-box>
        </draw:frame>
        <draw:custom-shape draw:style-name="gr8" draw:text-style-name="P3" xml:id="id36" draw:id="id36" draw:layer="layout" svg:width="10.033cm" svg:height="0.889cm" svg:x="6.334cm" svg:y="5.129cm">
          <text:p text:style-name="P3">Get message with Task IDs and name of specific Results Queue from Report Gen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35" draw:id="id35" draw:layer="layout" svg:width="2.159cm" svg:height="2.159cm" svg:x="4.175cm" svg:y="1.162cm">
          <text:p text:style-name="P3"><text:span text:style-name="T6">RGQ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6" xml:id="id38" draw:id="id38" draw:layer="layout" svg:width="2.159cm" svg:height="2.159cm" svg:x="14.976cm" svg:y="1.163cm">
          <text:p text:style-name="P3"><text:span text:style-name="T6">RQ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3" draw:layer="layout" svg:x1="5.255cm" svg:y1="3.321cm" svg:x2="11.351cm" svg:y2="5.129cm" draw:start-shape="id35" draw:start-glue-point="8" draw:end-shape="id36" draw:end-glue-point="4" svg:d="m5255 3321v904h6096v904">
          <text:p/>
        </draw:connector>
        <draw:connector draw:style-name="gr11" draw:text-style-name="P3" draw:layer="layout" draw:type="line" svg:x1="11.351cm" svg:y1="6.018cm" svg:x2="11.35cm" svg:y2="6.753cm" draw:start-shape="id36" draw:start-glue-point="6" draw:end-shape="id37" draw:end-glue-point="0" svg:d="m11351 6018-1 735">
          <text:p/>
        </draw:connector>
        <draw:connector draw:style-name="gr11" draw:text-style-name="P3" draw:layer="layout" draw:type="line" svg:x1="11.35cm" svg:y1="7.596cm" svg:x2="11.361cm" svg:y2="8.415cm" draw:start-shape="id37" draw:start-glue-point="2" draw:end-shape="id29" draw:end-glue-point="0" svg:d="m11350 7596 11 819">
          <text:p/>
        </draw:connector>
        <draw:connector draw:style-name="gr10" draw:text-style-name="P3" draw:layer="layout" draw:line-skew="-2.074cm" svg:x1="16.056cm" svg:y1="3.322cm" svg:x2="16.314cm" svg:y2="8.883cm" draw:start-shape="id38" draw:start-glue-point="8" draw:end-shape="id29" draw:end-glue-point="1" svg:d="m16056 3322v472h784v5089h-526">
          <text:p/>
        </draw:connector>
        <draw:custom-shape draw:style-name="gr8" draw:text-style-name="P3" xml:id="id39" draw:id="id39" draw:layer="layout" svg:width="4.445cm" svg:height="2.286cm" svg:x="2.267cm" svg:y="13.959cm">
          <text:p text:style-name="P3">Has error timeout elaps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3" draw:layer="layout" draw:type="curve" svg:x1="9.286cm" svg:y1="17.306cm" svg:x2="6.712cm" svg:y2="15.102cm" draw:start-shape="id33" draw:start-glue-point="5" draw:end-shape="id39" draw:end-glue-point="7" svg:d="m9286 17306c-1930 0-644-2204-2574-2204">
          <text:p/>
        </draw:connector>
        <draw:connector draw:style-name="gr11" draw:text-style-name="P3" draw:layer="layout" draw:type="line" svg:x1="11.343cm" svg:y1="14.729cm" svg:x2="11.318cm" svg:y2="16.353cm" draw:start-shape="id31" draw:start-glue-point="2" draw:end-shape="id33" draw:end-glue-point="4" svg:d="m11343 14729-25 1624">
          <text:p/>
        </draw:connector>
        <draw:connector draw:style-name="gr11" draw:text-style-name="P3" draw:layer="layout" draw:type="curve" svg:x1="4.49cm" svg:y1="13.959cm" svg:x2="6.408cm" svg:y2="8.883cm" draw:start-shape="id39" draw:start-glue-point="4" draw:end-shape="id29" draw:end-glue-point="3" svg:d="m4490 13959c0-3384 639-5076 1918-5076">
          <text:p/>
        </draw:connector>
        <draw:frame draw:style-name="gr21" draw:text-style-name="P13" draw:layer="layout" svg:width="2.159cm" svg:height="0.645cm" svg:x="4.478cm" svg:y="13.158cm">
          <draw:text-box>
            <text:p><text:span text:style-name="T6">No</text:span></text:p>
          </draw:text-box>
        </draw:frame>
        <draw:custom-shape draw:style-name="gr8" draw:text-style-name="P3" xml:id="id40" draw:id="id40" draw:layer="layout" svg:width="5.461cm" svg:height="1.586cm" svg:x="2.351cm" svg:y="19.669cm">
          <text:p text:style-name="P3">Post error message to …</text:p>
          <text:p text:style-name="P3">somewhere....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3" draw:layer="layout" draw:type="curve" svg:x1="4.49cm" svg:y1="16.245cm" svg:x2="5.082cm" svg:y2="19.669cm" draw:start-shape="id39" draw:start-glue-point="6" draw:end-shape="id40" draw:end-glue-point="4" svg:d="m4490 16245c0 2569 592 858 592 3424">
          <text:p/>
        </draw:connector>
        <draw:frame draw:style-name="gr21" draw:text-style-name="P13" draw:layer="layout" svg:width="1.778cm" svg:height="0.645cm" svg:x="4.414cm" svg:y="16.517cm">
          <draw:text-box>
            <text:p><text:span text:style-name="T6">Yes</text:span></text:p>
          </draw:text-box>
        </draw:frame>
        <draw:connector draw:style-name="gr11" draw:text-style-name="P3" draw:layer="layout" draw:type="curve" svg:x1="16.58cm" svg:y1="12.023cm" svg:x2="11.318cm" svg:y2="16.353cm" draw:start-shape="id32" draw:start-glue-point="2" draw:end-shape="id33" svg:d="m16580 12023c0 3246-5262 1081-5262 4330">
          <text:p/>
        </draw:connector>
        <draw:frame draw:style-name="gr22" draw:layer="layout" svg:width="4.064cm" svg:height="2.79cm" svg:x="2.143cm" svg:y="6.08cm">
          <draw:text-box>
            <text:p>This workflow supports multiple Report Handlers. Job-to-Node mapping is 1:1, similar to the GIS Query Node.</text:p>
          </draw:text-box>
        </draw:frame>
      </draw:page>
      <draw:page draw:name="page4" draw:style-name="dp1" draw:master-page-name="Default">
        <draw:custom-shape draw:style-name="gr2" draw:text-style-name="P11" draw:layer="layout" svg:width="18.034cm" svg:height="20.42cm" svg:x="1.789cm" svg:y="4.202cm">
          <text:p text:style-name="P1"><text:span text:style-name="T7">Pre-Grid</text:span></text:p>
          <text:p text:style-name="P1"><text:span text:style-name="T12">(Single executable sitting on</text:span></text:p>
          <text:p text:style-name="P1"><text:span text:style-name="T12">GIS Query Node)</text:span></text:p>
          <text:p text:style-name="P1"><text:span text:style-name="T12"/></text:p>
          <text:p text:style-name="P1"><text:span text:style-name="T12"/></text:p>
          <draw:enhanced-geometry svg:viewBox="0 0 21600 21600" draw:path-stretchpoint-x="10800" draw:path-stretchpoint-y="10800" draw:text-areas="?f3 ?f4 ?f5 ?f6" draw:type="round-rectangle" draw:modifiers="971.311339062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layer="layout" svg:width="4.699cm" svg:height="4.979cm" svg:x="2.143cm" svg:y="6.08cm">
          <draw:text-box>
            <text:p>This process:</text:p>
            <text:p>1. Takes the field boundary and creates a grid from the DEM</text:p>
            <text:p>2. Averages the necessary model inputs to the grid</text:p>
            <text:p>3. Creates the input files for RUSLE2, WEPS, RUSLE2 2D, crop budgeting, and financial analysis</text:p>
            <text:p/>
          </draw:text-box>
        </draw:frame>
        <draw:custom-shape draw:style-name="gr3" draw:text-style-name="P3" xml:id="id42" draw:id="id42" draw:layer="layout" svg:width="7.493cm" svg:height="1.27cm" svg:x="7.306cm" svg:y="7.033cm">
          <text:p text:style-name="P3">Grid/fishnet the field boundary from the user data (fieldgridder and rusle2 dem lib)</text:p>
          <draw:enhanced-geometry svg:viewBox="0 0 21600 21600" draw:type="rectangle" draw:enhanced-path="M 0 0 L 21600 0 21600 21600 0 21600 0 0 Z N"/>
        </draw:custom-shape>
        <draw:custom-shape draw:style-name="gr3" draw:text-style-name="P3" xml:id="id43" draw:id="id43" draw:layer="layout" svg:width="7.239cm" svg:height="0.889cm" svg:x="7.433cm" svg:y="9.019cm">
          <text:p text:style-name="P3">Intersect the grid with the soil layer and write the soil properties</text:p>
          <draw:enhanced-geometry svg:viewBox="0 0 21600 21600" draw:type="rectangle" draw:enhanced-path="M 0 0 L 21600 0 21600 21600 0 21600 0 0 Z N"/>
        </draw:custom-shape>
        <draw:custom-shape draw:style-name="gr3" draw:text-style-name="P3" xml:id="id44" draw:id="id44" draw:layer="layout" svg:width="7.493cm" svg:height="1.242cm" svg:x="7.307cm" svg:y="10.652cm">
          <text:p text:style-name="P3">Intersect the grid with the yield layer and average the yield data to the grid</text:p>
          <draw:enhanced-geometry svg:viewBox="0 0 21600 21600" draw:type="rectangle" draw:enhanced-path="M 0 0 L 21600 0 21600 21600 0 21600 0 0 Z N"/>
        </draw:custom-shape>
        <draw:custom-shape draw:style-name="gr3" draw:text-style-name="P8" xml:id="id46" draw:id="id46" draw:layer="layout" svg:width="7.239cm" svg:height="1.039cm" svg:x="7.429cm" svg:y="14.442cm">
          <text:p text:style-name="P3"><text:span text:style-name="T10">Write the flow direction, channel, and accumulation rasters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1.047cm" svg:y1="6.283cm" svg:x2="11.052cm" svg:y2="7.033cm" draw:start-shape="id41" draw:start-glue-point="6" draw:end-shape="id42" svg:d="m11047 6283 5 750">
          <text:p/>
        </draw:connector>
        <draw:connector draw:style-name="gr11" draw:text-style-name="P3" draw:layer="layout" draw:type="line" svg:x1="11.052cm" svg:y1="8.303cm" svg:x2="11.052cm" svg:y2="9.019cm" draw:start-shape="id42" draw:start-glue-point="2" draw:end-shape="id43" draw:end-glue-point="0" svg:d="m11052 8303v716">
          <text:p/>
        </draw:connector>
        <draw:connector draw:style-name="gr11" draw:text-style-name="P3" draw:layer="layout" draw:type="line" svg:x1="11.052cm" svg:y1="9.908cm" svg:x2="11.053cm" svg:y2="10.652cm" draw:start-shape="id43" draw:start-glue-point="2" draw:end-shape="id44" draw:end-glue-point="0" svg:d="m11052 9908 1 744">
          <text:p/>
        </draw:connector>
        <draw:custom-shape draw:style-name="gr6" draw:text-style-name="P3" xml:id="id41" draw:id="id41" draw:layer="layout" svg:width="7.62cm" svg:height="1.065cm" svg:x="7.237cm" svg:y="5.218cm">
          <text:p text:style-name="P3">Get field boundary and field 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45" draw:id="id45" draw:layer="layout" svg:width="7.493cm" svg:height="1.07cm" svg:x="7.308cm" svg:y="12.624cm">
          <text:p text:style-name="P3">Get the slope and elevation data from the gridded data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1.053cm" svg:y1="11.894cm" svg:x2="11.054cm" svg:y2="12.624cm" draw:start-shape="id44" draw:start-glue-point="2" draw:end-shape="id45" draw:end-glue-point="0" svg:d="m11053 11894 1 730">
          <text:p/>
        </draw:connector>
        <draw:connector draw:style-name="gr11" draw:text-style-name="P3" draw:layer="layout" draw:type="line" svg:x1="11.054cm" svg:y1="13.694cm" svg:x2="11.048cm" svg:y2="14.442cm" draw:start-shape="id45" draw:start-glue-point="2" draw:end-shape="id46" draw:end-glue-point="0" svg:d="m11054 13694-6 748">
          <text:p/>
        </draw:connector>
        <draw:custom-shape draw:style-name="gr3" draw:text-style-name="P8" xml:id="id47" draw:id="id47" draw:layer="layout" svg:width="7.239cm" svg:height="1.039cm" svg:x="7.425cm" svg:y="16.424cm">
          <text:p text:style-name="P3"><text:span text:style-name="T10">Write management files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1.048cm" svg:y1="15.481cm" svg:x2="11.044cm" svg:y2="16.424cm" draw:start-shape="id46" draw:start-glue-point="2" draw:end-shape="id47" draw:end-glue-point="0" svg:d="m11048 15481-4 943">
          <text:p/>
        </draw:connector>
        <draw:custom-shape draw:style-name="gr3" draw:text-style-name="P8" xml:id="id48" draw:id="id48" draw:layer="layout" svg:width="7.239cm" svg:height="1.039cm" svg:x="7.424cm" svg:y="18.102cm">
          <text:p text:style-name="P3"><text:span text:style-name="T10">Write climate file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56" draw:id="id56" draw:layer="layout" svg:width="7.239cm" svg:height="1.039cm" svg:x="7.425cm" svg:y="21.433cm">
          <text:p text:style-name="P3"><text:span text:style-name="T10">Create JSON Task of S3 file references, soil keys, ???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11.044cm" svg:y1="17.463cm" svg:x2="11.043cm" svg:y2="18.102cm" draw:start-shape="id47" draw:start-glue-point="2" draw:end-shape="id48" draw:end-glue-point="0" svg:d="m11044 17463v319h-1v320">
          <text:p/>
        </draw:connector>
        <draw:custom-shape draw:style-name="gr8" draw:text-style-name="P3" xml:id="id49" draw:id="id49" draw:layer="layout" svg:width="4.445cm" svg:height="1.143cm" svg:x="8.816cm" svg:y="2.143cm">
          <text:p text:style-name="P3">Job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3" draw:layer="layout" draw:type="line" svg:x1="11.039cm" svg:y1="3.286cm" svg:x2="11.047cm" svg:y2="5.218cm" draw:start-shape="id49" draw:start-glue-point="6" draw:end-shape="id41" svg:d="m11039 3286 8 1932">
          <text:p/>
        </draw:connector>
        <draw:custom-shape draw:style-name="gr8" draw:text-style-name="P3" xml:id="id53" draw:id="id53" draw:layer="layout" svg:width="3.81cm" svg:height="1.016cm" svg:x="9.128cm" svg:y="25.144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3" xml:id="id50" draw:id="id50" draw:layer="layout" svg:width="2.667cm" svg:height="4.826cm" svg:x="16.875cm" svg:y="12.526cm">
          <text:p text:style-name="P3">Local disk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3" draw:text-style-name="P14" draw:layer="layout" draw:type="curve" svg:x1="14.672cm" svg:y1="9.463cm" svg:x2="16.875cm" svg:y2="14.939cm" draw:start-shape="id43" draw:start-glue-point="1" draw:end-shape="id50" draw:end-glue-point="6" svg:d="m14672 9463c1651 0 550 5476 2203 5476">
          <text:p text:style-name="P3"><text:span text:style-name="T14"><text:s text:c="7"/></text:span><text:span text:style-name="T14">file</text:span></text:p>
        </draw:connector>
        <draw:connector draw:style-name="gr14" draw:text-style-name="P3" draw:layer="layout" draw:type="curve" svg:x1="14.8cm" svg:y1="11.273cm" svg:x2="16.875cm" svg:y2="14.939cm" draw:start-shape="id44" draw:start-glue-point="1" draw:end-shape="id50" draw:end-glue-point="6" svg:d="m14800 11273c1555 0 518 3666 2075 3666">
          <text:p/>
        </draw:connector>
        <draw:connector draw:style-name="gr14" draw:text-style-name="P3" draw:layer="layout" draw:type="curve" svg:x1="14.668cm" svg:y1="14.961cm" svg:x2="16.875cm" svg:y2="14.939cm" draw:start-shape="id46" draw:start-glue-point="1" draw:end-shape="id50" draw:end-glue-point="6" svg:d="m14668 14961c1654 0 551-22 2207-22">
          <text:p/>
        </draw:connector>
        <draw:connector draw:style-name="gr14" draw:text-style-name="P3" draw:layer="layout" draw:type="curve" svg:x1="14.664cm" svg:y1="16.943cm" svg:x2="16.875cm" svg:y2="14.939cm" draw:start-shape="id47" draw:start-glue-point="1" draw:end-shape="id50" draw:end-glue-point="6" svg:d="m14664 16943c1657 0 552-2004 2211-2004">
          <text:p/>
        </draw:connector>
        <draw:connector draw:style-name="gr23" draw:text-style-name="P15" draw:layer="layout" draw:type="curve" svg:x1="14.663cm" svg:y1="18.621cm" svg:x2="16.875cm" svg:y2="14.939cm" draw:start-shape="id48" draw:start-glue-point="1" draw:end-shape="id50" draw:end-glue-point="6" svg:d="m14663 18621c1657 0 552-3682 2212-3682">
          <text:p text:style-name="P3"><text:span text:style-name="T8"><text:s text:c="8"/></text:span><text:span text:style-name="T8">file</text:span></text:p>
        </draw:connector>
        <draw:custom-shape draw:style-name="gr8" draw:text-style-name="P3" xml:id="id51" draw:id="id51" draw:layer="layout" svg:width="2.794cm" svg:height="2.286cm" svg:x="2.27cm" svg:y="13.827cm">
          <text:p text:style-name="P3">push_fil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4" draw:text-style-name="P3" draw:layer="layout" draw:type="curve" svg:x1="7.433cm" svg:y1="9.463cm" svg:x2="5.064cm" svg:y2="14.97cm" draw:start-shape="id43" draw:start-glue-point="3" draw:end-shape="id51" draw:end-glue-point="7" svg:d="m7433 9463c-1776 0-592 5507-2369 5507">
          <text:p/>
        </draw:connector>
        <draw:connector draw:style-name="gr23" draw:text-style-name="P15" draw:layer="layout" draw:type="curve" svg:x1="7.307cm" svg:y1="11.273cm" svg:x2="5.064cm" svg:y2="14.97cm" draw:start-shape="id44" draw:start-glue-point="3" draw:end-shape="id51" draw:end-glue-point="7" svg:d="m7307 11273c-1681 0-560 3697-2243 3697">
          <text:p text:style-name="P3"><text:span text:style-name="T8">pf_msg <text:s text:c="14"/></text:span></text:p>
        </draw:connector>
        <draw:connector draw:style-name="gr14" draw:text-style-name="P3" draw:layer="layout" draw:type="curve" svg:x1="7.429cm" svg:y1="14.961cm" svg:x2="5.064cm" svg:y2="14.97cm" draw:start-shape="id46" draw:start-glue-point="3" draw:end-shape="id51" draw:end-glue-point="7" svg:d="m7429 14961c-1773 0-591 9-2365 9">
          <text:p/>
        </draw:connector>
        <draw:connector draw:style-name="gr14" draw:text-style-name="P3" draw:layer="layout" draw:type="curve" svg:x1="7.425cm" svg:y1="16.943cm" svg:x2="5.064cm" svg:y2="14.97cm" draw:start-shape="id47" draw:start-glue-point="3" draw:end-shape="id51" draw:end-glue-point="7" svg:d="m7425 16943c-1770 0-590-1973-2361-1973">
          <text:p/>
        </draw:connector>
        <draw:connector draw:style-name="gr23" draw:text-style-name="P15" draw:layer="layout" draw:type="curve" svg:x1="7.424cm" svg:y1="18.621cm" svg:x2="5.064cm" svg:y2="14.97cm" draw:start-shape="id48" draw:start-glue-point="3" draw:end-shape="id51" draw:end-glue-point="7" svg:d="m7424 18621c-1770 0-590-3651-2360-3651">
          <text:p text:style-name="P3"><text:span text:style-name="T8">pf_msg <text:s text:c="14"/></text:span></text:p>
        </draw:connector>
        <draw:custom-shape draw:style-name="gr3" draw:text-style-name="P8" xml:id="id52" draw:id="id52" draw:layer="layout" svg:width="7.239cm" svg:height="1.039cm" svg:x="7.426cm" svg:y="23.234cm">
          <text:p text:style-name="P3"><text:span text:style-name="T10">Emit JSON for each Task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1.045cm" svg:y1="24.273cm" svg:x2="11.033cm" svg:y2="25.144cm" draw:start-shape="id52" draw:start-glue-point="2" draw:end-shape="id53" draw:end-glue-point="4" svg:d="m11045 24273-12 871">
          <text:p/>
        </draw:connector>
        <draw:custom-shape draw:style-name="gr8" draw:text-style-name="P3" xml:id="id54" draw:id="id54" draw:layer="layout" svg:width="2.794cm" svg:height="2.286cm" svg:x="2.751cm" svg:y="21.847cm">
          <text:p text:style-name="P3">enqueue_msg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4" draw:text-style-name="P16" draw:layer="layout" draw:type="curve" draw:line-skew="0.102cm" svg:x1="7.426cm" svg:y1="23.753cm" svg:x2="5.545cm" svg:y2="22.99cm" draw:start-shape="id52" draw:start-glue-point="3" draw:end-shape="id54" draw:end-glue-point="7" svg:d="m7426 23753c-1257 0-317-763-1881-763">
          <text:p/>
        </draw:connector>
        <draw:custom-shape draw:style-name="gr3" draw:text-style-name="P3" xml:id="id55" draw:id="id55" draw:layer="layout" svg:width="7.239cm" svg:height="0.889cm" svg:x="7.425cm" svg:y="19.853cm">
          <text:p text:style-name="P3">Assign a unique ID to each Task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1.043cm" svg:y1="19.141cm" svg:x2="11.044cm" svg:y2="19.853cm" draw:start-shape="id48" draw:start-glue-point="2" draw:end-shape="id55" draw:end-glue-point="0" svg:d="m11043 19141 1 712">
          <text:p/>
        </draw:connector>
        <draw:connector draw:style-name="gr11" draw:text-style-name="P3" draw:layer="layout" draw:type="line" svg:x1="11.044cm" svg:y1="20.742cm" svg:x2="11.044cm" svg:y2="21.433cm" draw:start-shape="id55" draw:start-glue-point="2" draw:end-shape="id56" draw:end-glue-point="0" svg:d="m11044 20742v691">
          <text:p/>
        </draw:connector>
        <draw:connector draw:style-name="gr11" draw:text-style-name="P3" draw:layer="layout" draw:type="line" svg:x1="11.044cm" svg:y1="22.472cm" svg:x2="11.045cm" svg:y2="23.234cm" draw:start-shape="id56" draw:start-glue-point="2" draw:end-shape="id52" draw:end-glue-point="0" svg:d="m11044 22472 1 762">
          <text:p/>
        </draw:connector>
        <draw:frame draw:style-name="gr24" draw:text-style-name="P17" draw:layer="layout" svg:width="3.556cm" svg:height="0.758cm" svg:x="5.78cm" svg:y="22.463cm">
          <draw:text-box>
            <text:p><text:span text:style-name="T8">em_msg</text:span></text:p>
          </draw:text-box>
        </draw:frame>
        <draw:frame draw:style-name="gr25" draw:layer="layout" svg:width="4.699cm" svg:height="5.767cm" svg:x="14.97cm" svg:y="18.78cm">
          <draw:text-box>
            <text:p>RUSLE2 Files:</text:p>
            <text:p>-<text:span text:style-name="T9"> soil &amp; skel</text:span></text:p>
            <text:p>- Pre-deploy the gdb and rtf files</text:p>
            <text:p/>
            <text:p>WEPS files:</text:p>
            <text:p>- climate&amp; wind (if possible – only needed to redundant compute)</text:p>
            <text:p>- use same RUSLE2 skel file</text:p>
            <text:p>- soil files - (ifc)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marker draw:name="Triangle_20_unfilled" draw:display-name="Triangle unfilled" svg:viewBox="0 0 3000 3000" svg:d="m1500 0 1500 3000h-3000zm0 447-1176 2353h2353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fo:wrap-option="wrap" draw:shadow="hidden" draw:shadow-offset-x="0cm" draw:shadow-offset-y="0.10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Symmetric_20_Arrow" draw:marker-start-width="0.7cm" draw:marker-start-center="true" draw:marker-end-width="0.3cm"/>
    </style:style>
    <style:style style:name="objectwithshadow" style:family="graphic" style:parent-style-name="standard">
      <style:graphic-properties draw:shadow="hidden" draw:shadow-offset-x="0cm" draw:shadow-offset-y="0.10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0pt" style:language-asian="hi" style:country-asian="IN"/>
    </style:style>
    <style:style style:name="Heading_20_1" style:display-name="Heading 1" style:family="graphic">
      <style:paragraph-properties fo:margin-top="0.746cm" fo:margin-bottom="0.374cm" fo:text-align="center" style:text-autospace="none"/>
      <style:text-properties fo:font-family="'Liberation Sans', Arial" style:font-family-generic="swiss" style:font-pitch="variable" fo:font-size="16pt" fo:font-weight="bold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fo:font-family="'Liberation Sans', Arial" style:font-family-generic="swiss" style:font-pitch="variable" fo:font-size="14pt" fo:font-style="italic" fo:font-weight="bold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Preformatted" style:family="graphic">
      <style:paragraph-properties style:text-autospace="none"/>
      <style:text-properties fo:font-family="'Liberation Mono', 'Courier New'" style:font-family-generic="modern" style:font-pitch="fixed" fo:font-size="9pt"/>
    </style:style>
    <style:style style:name="Index" style:family="graphic">
      <style:paragraph-properties style:text-autospace="none"/>
      <style:text-properties style:font-family-asian="'Lohit Hindi'" style:font-size-asian="10pt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 style:font-size-asian="10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nn </meta:initial-creator>
    <meta:creation-date>2014-01-10T14:44:08</meta:creation-date>
    <dc:date>2014-02-07T15:58:04</dc:date>
    <meta:editing-duration>PT12H24M1S</meta:editing-duration>
    <meta:editing-cycles>126</meta:editing-cycles>
    <meta:generator>LibreOffice/3.6$Linux_X86_64 LibreOffice_project/360m1$Build-2</meta:generator>
    <meta:print-date>2014-01-31T14:39:23.561593000</meta:print-date>
    <dc:creator>penn </dc:creator>
    <meta:document-statistic meta:object-count="148"/>
  </office:meta>
</office:document-meta>
</file>